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Text_20_body">
      <style:text-properties fo:language="it" fo:country="IT" officeooo:rsid="008972dc" officeooo:paragraph-rsid="0087d842"/>
    </style:style>
    <style:style style:name="P2" style:family="paragraph" style:parent-style-name="Text_20_body">
      <style:text-properties officeooo:rsid="00ba5af0" officeooo:paragraph-rsid="00ba5af0"/>
    </style:style>
    <style:style style:name="P3" style:family="paragraph" style:parent-style-name="Text_20_body">
      <style:text-properties officeooo:rsid="00c14400" officeooo:paragraph-rsid="00c17a00"/>
    </style:style>
    <style:style style:name="P4" style:family="paragraph" style:parent-style-name="Text_20_body">
      <style:text-properties officeooo:rsid="00c2e942" officeooo:paragraph-rsid="00c2e942"/>
    </style:style>
    <style:style style:name="P5" style:family="paragraph" style:parent-style-name="Heading_20_1">
      <style:paragraph-properties fo:text-align="center" style:justify-single-word="false"/>
      <style:text-properties fo:language="it" fo:country="IT"/>
    </style:style>
    <style:style style:name="P6" style:family="paragraph" style:parent-style-name="Standard">
      <style:text-properties fo:language="it" fo:country="I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Heading_20_2">
      <style:text-properties fo:language="it" fo:country="IT" officeooo:rsid="00b91e78" officeooo:paragraph-rsid="00b91e78"/>
    </style:style>
    <style:style style:name="P9" style:family="paragraph" style:parent-style-name="Text_20_body">
      <style:text-properties fo:language="it" fo:country="IT" officeooo:rsid="00ebd21d" officeooo:paragraph-rsid="00ebd21d"/>
    </style:style>
    <style:style style:name="P10" style:family="paragraph" style:parent-style-name="Text_20_body">
      <style:text-properties officeooo:paragraph-rsid="00ebd21d"/>
    </style:style>
    <style:style style:name="P11" style:family="paragraph" style:parent-style-name="Text_20_body">
      <style:text-properties officeooo:rsid="00ed76e1" officeooo:paragraph-rsid="00ed76e1"/>
    </style:style>
    <style:style style:name="P12" style:family="paragraph" style:parent-style-name="Text_20_body">
      <style:text-properties officeooo:rsid="00ee7dd2" officeooo:paragraph-rsid="00ee7dd2"/>
    </style:style>
    <style:style style:name="P13" style:family="paragraph" style:parent-style-name="Text_20_body">
      <style:text-properties officeooo:rsid="00ee91df" officeooo:paragraph-rsid="00ee91d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officeooo:rsid="00edd10c" style:font-style-asian="italic" style:font-style-complex="italic"/>
    </style:style>
    <style:style style:name="T4" style:family="text">
      <style:text-properties officeooo:rsid="00133868"/>
    </style:style>
    <style:style style:name="T5" style:family="text">
      <style:text-properties officeooo:rsid="008ac6bb"/>
    </style:style>
    <style:style style:name="T6" style:family="text">
      <style:text-properties officeooo:rsid="00bdd639"/>
    </style:style>
    <style:style style:name="T7" style:family="text">
      <style:text-properties officeooo:rsid="00c17a00"/>
    </style:style>
    <style:style style:name="T8" style:family="text">
      <style:text-properties officeooo:rsid="00c45a19"/>
    </style:style>
    <style:style style:name="T9" style:family="text">
      <style:text-properties officeooo:rsid="00e5ab72"/>
    </style:style>
    <style:style style:name="T10" style:family="text">
      <style:text-properties officeooo:rsid="00e7f002"/>
    </style:style>
    <style:style style:name="T11" style:family="text">
      <style:text-properties officeooo:rsid="00eaf098"/>
    </style:style>
    <style:style style:name="T12" style:family="text">
      <style:text-properties officeooo:rsid="00e183b0"/>
    </style:style>
    <style:style style:name="T13" style:family="text">
      <style:text-properties fo:language="it" fo:country="IT" officeooo:rsid="00ebd21d"/>
    </style:style>
    <style:style style:name="T14" style:family="text">
      <style:text-properties fo:language="it" fo:country="IT" officeooo:rsid="00ebe872"/>
    </style:style>
    <style:style style:name="T15" style:family="text">
      <style:text-properties fo:font-style="normal" style:text-underline-style="none" style:font-style-asian="normal" style:font-style-complex="normal"/>
    </style:style>
    <style:style style:name="T16" style:family="text">
      <style:text-properties fo:font-style="normal" style:text-underline-style="none" officeooo:rsid="00edd10c" style:font-style-asian="normal" style:font-style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span text:style-name="T6">Progetto</text:span> di <text:span text:style-name="T4">High Performance Computing 2018/2019</text:span></text:h>
      <text:p text:style-name="P7"><text:span text:style-name="T11">Lorenzo Casini</text:span>, matr. 0000<text:span text:style-name="T11">800947</text:span></text:p>
      <text:p text:style-name="P7"><text:span text:style-name="T11">08</text:span>/<text:span text:style-name="T11">09</text:span>/201<text:span text:style-name="T12">9</text:span></text:p>
      <text:p text:style-name="P6"/>
      <text:h text:style-name="P8" text:outline-level="2">Introduzione</text:h>
      <text:p text:style-name="P9">Lo scopo di questo progetto è realizzare due versioni che sfruttano la parallelizzazione sia a memoria condivisa che a memoria distribuita di un programma seriale <text:span text:style-name="T1">erathquake.c</text:span> come base di partenza.</text:p>
      <text:p text:style-name="P9">Ho scelto di implementare la versione a memoria condivisa con OpenMP metre ho realizzato la versione a memoria distribuita con MPI.</text:p>
      <text:p text:style-name="P9">Per comodità ho realizzato un repository github per gestire lo sviluppo del progetto sopratutto per passare in maniera agevole le modifiche sul server isi-raptor03 ed effetturare i vari test dei programmi realizzati. </text:p>
      <text:p text:style-name="P10"><text:span text:style-name="T13">Link repo: </text:span><text:a xlink:type="simple" xlink:href="https://www.github.com/k4s0/ProgettoHPC" text:style-name="Internet_20_link" text:visited-style-name="Visited_20_Internet_20_Link"><text:span text:style-name="T14">https://www.github.com/k4s0/ProgettoHPC</text:span></text:a></text:p>
      <text:h text:style-name="Heading_20_2" text:outline-level="2"><text:span text:style-name="T10">Versione</text:span> OpenMP</text:h>
      <text:p text:style-name="P11">Per realizzare la versione OpenMP del programma seriale mi sono focalizzato principalmente sui vari step che quest’ultimo eseguiva in quanto ho riscontrato le maggiori criticità all’interno di esse, e se parallelizzate potevano dara il maggior beneficio in termini di performance.</text:p>
      <text:p text:style-name="P11">(<text:span text:style-name="T18">iterazione</text:span>)</text:p>
      <text:p text:style-name="P11">Come primo passo il programma esegue la funzione <text:span text:style-name="T2">increment_energy</text:span><text:span text:style-name="T15">, che presentava al suo interno </text:span><text:span text:style-name="T16">due cicli che valorizzavano tutte le celle del dominio causando un </text:span><text:span text:style-name="T3">embarassingly parallel problem</text:span><text:span text:style-name="T16">, perché ogni singola area può essere calcolata indipendetemente dalle altre.</text:span></text:p>
      <text:p text:style-name="P12"><text:span text:style-name="T16">(</text:span><text:span text:style-name="T17">propagazione</text:span><text:span text:style-name="T15">)</text:span></text:p>
      <text:p text:style-name="P13"><text:span text:style-name="T15">Il secondo passo esegue la funzione </text:span><text:span text:style-name="T2">propagate_energy</text:span><text:span text:style-name="T15">, la prima cosa è stata l’implemetazione di una ghost area, questo ci permette di evitare un numero considerevole di controlli durante l’esecuzione. Per rompere le dipendenze fra i cicli ogni cella controlla se le celle affianco hanno soglia maggiore di EMAX. Per calcolare quante celle avessere un’energia superiore a EMAX ho utilizzato la clausola di OpenMP </text:span><text:span text:style-name="T2">reduction</text:span><text:span text:style-name="T15">.</text:span></text:p>
      <text:h text:style-name="Heading_20_2" text:outline-level="2"><text:span text:style-name="T10">Versione</text:span> MPI/CUDA</text:h>
      <text:p text:style-name="P3">Descrivere come <text:span text:style-name="T9">il programma è stato parallelizzato sfruttando il parallelismo</text:span> a memoria <text:span text:style-name="T7">distribuita fornito da MPI, oppure il parallelismo massivo CUDA (solo uno dei due, a scelta)</text:span>. <text:span text:style-name="T7">Discutere scalabilità ed efficienza della soluzione proposta.</text:span></text:p>
      <text:h text:style-name="Heading_20_2" text:outline-level="2">Conclusioni</text:h>
      <text:p text:style-name="P4">Eventuali conclusioni, discussione generale dei risultati, <text:span text:style-name="T8">discussione generale sul modello ecc</text:span>.</text:p>
      <text:h text:style-name="Heading_20_2" text:outline-level="2">Riferimenti <text:span text:style-name="T5">b</text:span>ibliografici</text:h>
      <text:p text:style-name="P2">Nel caso in cui si sia consultata della documentazione, è utile indicarla nei riferimenti bibliografici. Ogni riferimento deve essere numerato, ed è necessario richiamarlo almeno una volta nel testo. Nel caso in cui non si sia consultata documentazione particolare, questa sezione può essere omessa.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text-align="justify" style:justify-single-word="fals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1075in" fo:margin-bottom="0.0638in" loext:contextual-spacing="false"/>
      <style:text-properties fo:font-size="11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dice" style:family="paragraph" style:parent-style-name="Text_20_body" style:master-page-name="">
      <loext:graphic-properties draw:fill="none" draw:fill-color="#729fcf"/>
      <style:paragraph-properties fo:margin-left="0.4in" fo:margin-right="0in" fo:margin-top="0in" fo:margin-bottom="0.0799in" loext:contextual-spacing="true" fo:keep-together="always" fo:text-indent="0in" style:auto-text-indent="false" style:page-number="auto" fo:background-color="transparent" style:shadow="none" fo:keep-with-next="always">
        <style:tab-stops>
          <style:tab-stop style:position="0.3in"/>
          <style:tab-stop style:position="0.6in"/>
          <style:tab-stop style:position="0.9in"/>
          <style:tab-stop style:position="1.2in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it" fo:country="IT" officeooo:rsid="008e7e8a" style:font-size-asian="10.5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fo:font-family="'DejaVu Sans Mono'" style:font-family-generic="modern" style:font-pitch="fixed" fo:font-size="10.5pt" style:font-name-asian="Droid Sans Fallback1" style:font-family-asian="'Droid Sans Fallback'" style:font-family-generic-asian="modern" style:font-pitch-asian="fixed" style:font-size-asian="10.5pt" style:font-name-complex="Lohit Hindi2" style:font-family-complex="'Lohit Hindi'" style:font-family-generic-complex="modern" style:font-pitch-complex="fixe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09:52:58.895026273</meta:creation-date>
    <meta:editing-duration>PT1H3M45S</meta:editing-duration>
    <meta:editing-cycles>52</meta:editing-cycles>
    <meta:generator>LibreOffice/6.2.6.2$Linux_X86_64 LibreOffice_project/20$Build-2</meta:generator>
    <dc:date>2019-09-26T07:45:03.685181774</dc:date>
    <meta:document-statistic meta:table-count="0" meta:image-count="0" meta:object-count="0" meta:page-count="2" meta:paragraph-count="20" meta:word-count="338" meta:character-count="2404" meta:non-whitespace-character-count="2085"/>
  </office:meta>
</office:document-meta>
</file>